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9.025cm" table:align="margins"/>
    </style:style>
    <style:style style:name="Tableau1.A" style:family="table-column">
      <style:table-column-properties style:column-width="7.257cm" style:rel-column-width="16383*"/>
    </style:style>
    <style:style style:name="Tableau1.D" style:family="table-column">
      <style:table-column-properties style:column-width="7.257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fo:color="#000000" style:text-underline-style="solid" style:text-underline-width="auto" style:text-underline-color="font-color" fo:background-color="transparent"/>
    </style:style>
    <style:style style:name="P3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">Modes Alternatifs de règlement des conflits (MARC)</text:p>
          </table:table-cell>
          <table:table-cell table:style-name="Tableau1.A1" office:value-type="string">
            <text:p text:style-name="P1">Définitions et <text:s/>principes</text:p>
          </table:table-cell>
          <table:table-cell table:style-name="Tableau1.A1" office:value-type="string">
            <text:p text:style-name="P1">Avantages</text:p>
          </table:table-cell>
          <table:table-cell table:style-name="Tableau1.D1" office:value-type="string">
            <text:p text:style-name="P1">Limites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>Arbitrage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>- Une justice privée et payante, chargée de trancher les litiges qui lui sont soumispar les partie dans le respect des principes du droit.</text:p>
            <text:p text:style-name="Table_20_Contents"/>
            <text:p text:style-name="Table_20_Contents">-Possibilité de recours selon certaine conditions : les deux partie doivent etres d'accord sur le fait d'utiliser ce mode de MARC.</text:p>
          </table:table-cell>
          <table:table-cell table:style-name="Tableau1.A2" office:value-type="string">
            <text:p text:style-name="Table_20_Contents">- Permet de trancher les litiges de maniere rapide et discrète.</text:p>
          </table:table-cell>
          <table:table-cell table:style-name="Tableau1.D2" office:value-type="string">
            <text:p text:style-name="Table_20_Contents">- justice très couteuse et qui offre de faible garantie d'indépendances et d'impartialité.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>Médiation 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>- Nécessité d'un tiers, le médiateur</text:p>
            <text:p text:style-name="Table_20_Contents"/>
            <text:p text:style-name="Table_20_Contents">- Processus plus strictement judiciaire</text:p>
            <text:p text:style-name="Table_20_Contents"/>
            <text:p text:style-name="Table_20_Contents">- Présence de toutes les parties ou séparement avec chacune des parties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>- Préserve l'avenir</text:p>
            <text:p text:style-name="Table_20_Contents"/>
            <text:p text:style-name="Table_20_Contents">-Souplesse</text:p>
            <text:p text:style-name="Table_20_Contents"/>
            <text:p text:style-name="Table_20_Contents">- Confidentialité préservée et coût souvent peu élevées</text:p>
          </table:table-cell>
          <table:table-cell table:style-name="Tableau1.D2" office:value-type="string">
            <text:p text:style-name="Table_20_Contents">- déconseiller lorsque l'une des deux parties n'est pas de bonne foi et qu'elles utilisent la médiation comme un stratagème pour gagner du temps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>Transactions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>- Un contrat par lequel les parties terminent une contestation née, ou préviennent une contestation à naitre.</text:p>
            <text:p text:style-name="Table_20_Contents"/>
            <text:p text:style-name="Table_20_Contents">- Intervient aussi pour mettre fin à une procédure en cours ou pour éviter les suites d'un litige naissant.</text:p>
            <text:p text:style-name="Table_20_Contents"/>
            <text:p text:style-name="Table_20_Contents">- Obligation réciproque qui permettent a chacune de faire des concessions formalisé dans un acte écrit et signé qui mettra fin au litige</text:p>
            <text:p text:style-name="Table_20_Contents"/>
            <text:p text:style-name="Table_20_Contents">- Justice privée qui fais toutefois l'objet d'une reconnaisance officielle par l'institution judiciaire.</text:p>
            <text:p text:style-name="Table_20_Contents"/>
            <text:p text:style-name="Table_20_Contents"/>
          </table:table-cell>
          <table:table-cell table:style-name="Tableau1.A2" office:value-type="string">
            <text:p text:style-name="Table_20_Contents">- Discrétion garantie par ces négociations secrète permettant en cas de conflit de parvenir à un accord privé</text:p>
          </table:table-cell>
          <table:table-cell table:style-name="Tableau1.D2" office:value-type="string">
            <text:p text:style-name="Table_20_Contents">- Renonciation pour certain litiges ( penale ou dans le domaine de l'état des personne (filliation, mariage, divorce))</text:p>
          </table:table-cell>
        </table:table-row>
        <table:table-row>
          <table:table-cell table:style-name="Tableau1.A2" office:value-type="string">
            <text:p text:style-name="Table_20_Contents"/>
            <text:p text:style-name="Table_20_Contents"/>
            <text:p text:style-name="Table_20_Contents">Conciliation</text:p>
            <text:p text:style-name="Table_20_Contents"/>
          </table:table-cell>
          <table:table-cell table:style-name="Tableau1.A2" office:value-type="string">
            <text:p text:style-name="P3">Arrangement amiable auquel parviennent <text:s/>des personnes en conflit, au besoin avec l'aide d'un tiers.</text:p>
          </table:table-cell>
          <table:table-cell table:style-name="Tableau1.A2" office:value-type="string">
            <text:p text:style-name="Table_20_Contents">Implique généralement l'intervention d'un tiers.</text:p>
          </table:table-cell>
          <table:table-cell table:style-name="Tableau1.D2" office:value-type="string">
            <text:p text:style-name="Table_20_Contents">Son recours est expressément exclu dans les conflits opposant des particuliers à l'administration, ainsi que dans certaines matières d'ordre public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4T16:52:45.86</meta:creation-date>
    <dc:date>2018-12-12T09:39:32.79</dc:date>
    <meta:editing-duration>PT18M46S</meta:editing-duration>
    <meta:editing-cycles>3</meta:editing-cycles>
    <meta:generator>OpenOffice/4.1.5$Win32 OpenOffice.org_project/415m1$Build-9789</meta:generator>
    <meta:document-statistic meta:table-count="1" meta:image-count="0" meta:object-count="0" meta:page-count="1" meta:paragraph-count="28" meta:word-count="291" meta:character-count="1907"/>
  </office:meta>
</office:document-meta>
</file>